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<text:p text:style-name="Text_20_body">“Auf dem Weg zu offenen Bildungsmaterialien”</text:p></text:p>
      <text:p text:style-name="Author"><text:p text:style-name="Text_20_body"> “Christian Dohrmann, Stefan Jank, Hans Reimann, Marc Beilcke”</text:p></text:p>
      <text:p text:style-name="Date">Version 1.0 vom “2020-10-19”</text:p>
      <text:h text:style-name="Heading_20_1" text:outline-level="1"><text:bookmark-start text:name="vorwort"/>Vorwort<text:bookmark-end text:name="vorwort"/></text:h>
      <text:h text:style-name="Heading_20_1" text:outline-level="1"><text:bookmark-start text:name="intro"/>Einleitung<text:bookmark-end text:name="intro"/></text:h>
      <text:h text:style-name="Heading_20_1" text:outline-level="1"><text:bookmark-start text:name="umfeldanalyse"/>Umfeldanalyse<text:bookmark-end text:name="umfeldanalyse"/></text:h>
      <text:h text:style-name="Heading_20_1" text:outline-level="1"><text:bookmark-start text:name="methoden"/>Methoden<text:bookmark-end text:name="methoden"/></text:h>
      <text:h text:style-name="Heading_20_1" text:outline-level="1"><text:bookmark-start text:name="akteure"/>Akteure<text:bookmark-end text:name="akteure"/></text:h>
      <text:h text:style-name="Heading_20_1" text:outline-level="1"><text:bookmark-start text:name="handlungsempfehlungen"/>Handlungsempfehlungen<text:bookmark-end text:name="handlungsempfehlungen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>“Auf dem Weg zu offenen Bildungsmaterialien”</dc:title>
    <dc:description>In dieser Handreichung sollen Handlungsempfehlungen gegebn werden, wie Strukturen geschaffen werden können, um OER an Brandenburger Hochschulen zu verankern.</dc:description>
    <dc:subject/>
    <meta:keyword/>
    <meta:initial-creator/>
    <dc:creator/>
    <meta:creation-date>2020-10-19T19:53:09Z</meta:creation-date>
    <dc:date>2020-10-19T19:53:09Z</dc:date>
    <meta:user-defined meta:name="biblio-style" meta:value-type="string">apalike</meta:user-defined>
    <meta:user-defined meta:name="bibliography" meta:value-type="string"/>
    <meta:user-defined meta:name="date" meta:value-type="string">Version 1.0 vom “2020-10-19”</meta:user-defined>
    <meta:user-defined meta:name="documentclass" meta:value-type="string">book</meta:user-defined>
    <meta:user-defined meta:name="link-citations" meta:value-type="string">yes</meta:user-defined>
    <meta:user-defined meta:name="output" meta:value-type="string">word_document</meta:user-defined>
    <meta:user-defined meta:name="site" meta:value-type="string">bookdown::bookdown_site</meta:user-defined>
    <meta:user-defined meta:name="subtitle" meta:value-type="string">Handlungsempfehlungen zur Implementierung von OER an Brandenburger Hochschulen</meta:user-defined>
  </office:meta>
</office:document-meta>
</file>